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017e" officeooo:paragraph-rsid="00014843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024d11" officeooo:paragraph-rsid="00024d1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08e17" officeooo:paragraph-rsid="0001484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8e17" officeooo:paragraph-rsid="000259c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d5ed" officeooo:paragraph-rsid="000259c5" style:font-size-asian="18pt" style:font-weight-asian="bold" style:font-size-complex="18pt" style:font-weight-complex="bold"/>
    </style:style>
    <style:style style:name="T1" style:family="text">
      <style:text-properties officeooo:rsid="0012ae6d"/>
    </style:style>
    <style:style style:name="T2" style:family="text">
      <style:text-properties officeooo:rsid="00024d11"/>
    </style:style>
    <style:style style:name="T3" style:family="text">
      <style:text-properties officeooo:rsid="000259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ing Tool-I (Shell Programming)</text:p>
      <text:p text:style-name="P4">Assignment <text:span text:style-name="T3">2</text:span></text:p>
      <text:p text:style-name="P3"/>
      <text:p text:style-name="P1">Explain the following shell commands along with their options and their output</text:p>
      <text:p text:style-name="P1"/>
      <text:list xml:id="list6486113241457173083" text:style-name="L1">
        <text:list-item>
          <text:p text:style-name="P2">rename</text:p>
        </text:list-item>
        <text:list-item>
          <text:p text:style-name="P2">history</text:p>
        </text:list-item>
        <text:list-item>
          <text:p text:style-name="P2">chmod</text:p>
        </text:list-item>
        <text:list-item>
          <text:p text:style-name="P2">chown</text:p>
        </text:list-item>
        <text:list-item>
          <text:p text:style-name="P2">finger</text:p>
        </text:list-item>
        <text:list-item>
          <text:p text:style-name="P2">pwd</text:p>
        </text:list-item>
        <text:list-item>
          <text:p text:style-name="P2">cat</text:p>
        </text:list-item>
        <text:list-item>
          <text:p text:style-name="P2">logout</text:p>
        </text:list-item>
        <text:list-item>
          <text:p text:style-name="P2">shutdown</text:p>
        </text:list-item>
        <text:list-item>
          <text:p text:style-name="P2">touch</text:p>
        </text:list-item>
        <text:list-item>
          <text:p text:style-name="P2">wc</text:p>
        </text:list-item>
        <text:list-item>
          <text:p text:style-name="P2">sort</text:p>
        </text:list-item>
        <text:list-item>
          <text:p text:style-name="P2">grep</text:p>
        </text:list-item>
        <text:list-item>
          <text:p text:style-name="P2">wherein</text:p>
        </text:list-item>
        <text:list-item>
          <text:p text:style-name="P2">whatis</text:p>
        </text:list-item>
        <text:list-item>
          <text:p text:style-name="P2">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4:53:32.999264456</meta:creation-date>
    <dc:date>2017-08-24T11:07:45.821280018</dc:date>
    <meta:editing-duration>PT2M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50" meta:character-count="247" meta:non-whitespace-character-count="232"/>
  </office:meta>
</office:document-meta>
</file>